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5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language="zxx" fo:country="none" fo:font-style="normal" fo:font-weight="normal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P6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language="zxx" fo:country="none" fo:font-style="normal" fo:font-weight="normal" fo:background-color="transparent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P7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8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BODY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BODY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11" style:family="paragraph" style:parent-style-name="_5b_Normal_5d_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language="zxx" fo:country="none" fo:font-style="normal" fo:font-weight="normal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P12" style:family="paragraph" style:parent-style-name="_5b_Normal_5d_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language="zxx" fo:country="none" fo:font-style="normal" fo:font-weight="normal" fo:background-color="transparent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P13" style:family="paragraph" style:parent-style-name="_5b_Normal_5d_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language="zxx" fo:country="none" style:font-name-asian="Georgia" style:language-asian="zxx" style:country-asian="none" style:font-name-complex="Georgia" style:language-complex="zxx" style:country-complex="none"/>
    </style:style>
    <style:style style:name="T3" style:family="text">
      <style:text-properties style:font-name="Georgia"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4" style:family="text">
      <style:text-properties style:font-name="Georgia"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5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6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7" style:family="text">
      <style:text-properties style:font-name="Georgia" fo:language="none" fo:country="none" fo:font-style="italic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8" style:family="text">
      <style:text-properties fo:color="#208080" style:font-name="Georgia" fo:language="zxx" fo:country="none" style:font-name-asian="Georgia" style:language-asian="zxx" style:country-asian="none" style:font-name-complex="Georgia" style:language-complex="zxx" style:country-complex="none"/>
    </style:style>
    <style:style style:name="T9" style:family="text">
      <style:text-properties fo:color="#208080"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10" style:family="text">
      <style:text-properties fo:color="#208080"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11" style:family="text">
      <style:text-properties fo:color="#208080" fo:language="zxx" fo:country="none" style:font-name-asian="Georgia" style:language-asian="zxx" style:country-asian="none" style:font-name-complex="Georgia" style:language-complex="zxx" style:country-complex="none"/>
    </style:style>
    <style:style style:name="T12" style:family="text">
      <style:text-properties fo:color="#208080" fo:font-size="12pt" fo:language="none" fo:country="none" style:font-size-asian="12pt" style:language-asian="none" style:country-asian="none" style:font-size-complex="12pt" style:language-complex="none" style:country-complex="none"/>
    </style:style>
    <style:style style:name="T13" style:family="text">
      <style:text-properties fo:color="#208080" fo:language="none" fo:country="none" style:language-asian="none" style:country-asian="none" style:language-complex="none" style:country-complex="none"/>
    </style:style>
    <style:style style:name="T14" style:family="text">
      <style:text-properties fo:color="#545454" style:font-name="Georgia"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15" style:family="text">
      <style:text-properties fo:color="#545454" style:font-name="Georgia" fo:font-size="12pt" fo:language="none" fo:country="none" fo:font-style="italic" style:font-name-asian="Georgia" style:font-size-asian="12pt" style:language-asian="none" style:country-asian="none" style:font-style-asian="italic" style:font-name-complex="Georgia" style:font-size-complex="12pt" style:language-complex="none" style:country-complex="none" style:font-style-complex="italic"/>
    </style:style>
    <style:style style:name="T16" style:family="text">
      <style:text-properties fo:color="#545454" style:font-name="Georgia" fo:language="none" fo:country="none" fo:font-style="italic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17" style:family="text">
      <style:text-properties fo:color="#545454"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18" style:family="text">
      <style:text-properties fo:color="#545454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T19" style:family="text">
      <style:text-properties fo:color="#545454" fo:language="none" fo:country="none" fo:font-style="italic" style:language-asian="none" style:country-asian="none" style:font-style-asian="italic" style:language-complex="none" style:country-complex="none" style:font-style-complex="italic"/>
    </style:style>
    <style:style style:name="T20" style:family="text">
      <style:text-properties fo:color="#802020" style:font-name="Georgia"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21" style:family="text">
      <style:text-properties fo:color="#802020" fo:font-size="12pt" fo:language="none" fo:country="none" fo:font-weight="bold" style:font-size-asian="12pt" style:language-asian="none" style:country-asian="none" style:font-weight-asian="bold" style:font-size-complex="12pt" style:language-complex="none" style:country-complex="none" style:font-weight-complex="bold"/>
    </style:style>
    <style:style style:name="T22" style:family="text">
      <style:text-properties fo:color="#802020" fo:language="none" fo:country="none" fo:font-weight="bold" style:language-asian="none" style:country-asian="none" style:font-weight-asian="bold" style:language-complex="none" style:country-complex="none" style:font-weight-complex="bold"/>
    </style:style>
    <style:style style:name="T23" style:family="text">
      <style:text-properties fo:language="zxx" fo:country="none" style:font-name-asian="Georgia" style:language-asian="zxx" style:country-asian="none" style:font-name-complex="Georgia" style:language-complex="zxx" style:country-complex="none"/>
    </style:style>
    <style:style style:name="T24" style:family="text">
      <style:text-properties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25" style:family="text">
      <style:text-properties fo:font-size="12pt" fo:language="none" fo:country="none" style:font-size-asian="12pt" style:language-asian="none" style:country-asian="none" style:font-size-complex="12pt" style:language-complex="none" style:country-complex="none"/>
    </style:style>
    <style:style style:name="T26" style:family="text">
      <style:text-properties fo:font-size="12pt" fo:language="none" fo:country="none" fo:background-color="#ffff40" style:font-size-asian="12pt" style:language-asian="none" style:country-asian="none" style:font-size-complex="12pt" style:language-complex="none" style:country-complex="none"/>
    </style:style>
    <style:style style:name="T27" style:family="text">
      <style:text-properties fo:language="none" fo:country="none" style:language-asian="none" style:country-asian="none" style:language-complex="none" style:country-complex="none"/>
    </style:style>
    <style:style style:name="T28" style:family="text">
      <style:text-properties fo:language="none" fo:country="none" fo:font-style="italic" style:language-asian="none" style:country-asian="none" style:font-style-asian="italic" style:language-complex="none" style:country-complex="none" style:font-style-complex="italic"/>
    </style:style>
    <style:style style:name="T29" style:family="text">
      <style:text-properties fo:language="none" fo:country="none" fo:font-weight="bold" style:language-asian="none" style:country-asian="none" style:font-weight-asian="bold" style:language-complex="none" style:country-complex="none" style:font-weight-complex="bold"/>
    </style:style>
    <style:style style:name="T30" style:family="text">
      <style:text-properties fo:language="none" fo:country="none" fo:background-color="#ffff40" style:language-asian="none" style:country-asian="none" style:language-complex="none" style:country-complex="none"/>
    </style:style>
    <style:style style:name="T31" style:family="text">
      <style:text-properties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T32" style:family="text">
      <style:text-properties fo:language="none" fo:country="none" style:text-underline-style="none" style:language-asian="none" style:country-asian="none" style:language-complex="none" style:country-complex="none"/>
    </style:style>
    <style:style style:name="T33" style:family="text">
      <style:text-properties fo:color="#208020" fo:font-size="12pt" fo:language="none" fo:country="none" style:text-underline-style="solid" style:text-underline-width="auto" style:text-underline-color="font-color" style:font-size-asian="12pt" style:language-asian="none" style:country-asian="none" style:font-size-complex="12pt" style:language-complex="none" style:country-complex="none"/>
    </style:style>
    <style:style style:name="T34" style:family="text">
      <style:text-properties fo:color="#20802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on't Judge a Gift by it's Wrapping</text:span> </text:p>
      <text:p text:style-name="P1"><text:span text:style-name="T1">Read:</text:span> </text:p>
      <text:p text:style-name="P1"><text:span text:style-name="T1">Text:</text:span> </text:p>
      <text:p text:style-name="P2"><text:span text:style-name="T1">Introduction:</text:span> </text:p>
      <text:p text:style-name="P2"/>
      <text:p text:style-name="P10"><text:span text:style-name="T23">Luke 2:11</text:span><text:span text:style-name="T23"> For unto you is born this day in the city of David a Savior, which is Christ the Lord.</text:span></text:p>
      <text:p text:style-name="P8"><text:span text:style-name="T2">Luke 2:12</text:span><text:span text:style-name="T2"> And this </text:span><text:span text:style-name="T3">shall be</text:span><text:span text:style-name="T2"> a sign unto you; Ye shall find the babe wrapped in swaddling clothes, lying in a manger.</text:span></text:p>
      <text:p text:style-name="P4"/>
      <text:p text:style-name="P5">Swaddling clothes: To wrap in strips of cloth</text:p>
      <text:p text:style-name="P11"/>
      <text:p text:style-name="P7"><text:span text:style-name="T23">Exo 2:1</text:span><text:span text:style-name="T23"> And there went a man of the house of Levi, and took </text:span><text:span text:style-name="T24">to wife</text:span><text:span text:style-name="T23"> a daughter of Levi.</text:span></text:p>
      <text:p text:style-name="P8"><text:span text:style-name="T2">Exo 2:2</text:span><text:span text:style-name="T2"> And the woman conceived, and bare a son: and when she saw him that he </text:span><text:span text:style-name="T3">was a</text:span><text:span text:style-name="T2"> goodly </text:span><text:span text:style-name="T3">child,</text:span><text:span text:style-name="T2"> she hid him three months.</text:span></text:p>
      <text:p text:style-name="P8"><text:span text:style-name="T2">Exo 2:3</text:span><text:span text:style-name="T2"> And when she could not longer hide him, she took for him an ark of bulrushes, and daubed it with slime and with pitch, and put the child therein; and she laid </text:span><text:span text:style-name="T3">it</text:span><text:span text:style-name="T2"> in the flags by the river's brink.</text:span></text:p>
      <text:p text:style-name="P13"><text:span text:style-name="T2"/></text:p>
      <text:p text:style-name="P5"><text:span text:style-name="T27">I Samuel 2:18 But Samuel ministered before the LORD, </text:span><text:span text:style-name="T28">being</text:span><text:span text:style-name="T27"> a child, girded with a linen ephod.</text:span></text:p>
      <text:p text:style-name="P9"><text:span text:style-name="T6">I Samuel 2:19 Moreover his mother made him a little coat, and brought </text:span><text:span text:style-name="T7">it</text:span><text:span text:style-name="T6"> to him from year to year, when she came up with her husband to offer the yearly sacrifice.</text:span></text:p>
      <text:p text:style-name="P11"/>
      <text:p text:style-name="P5"><text:span text:style-name="T27">II Kings 4:31 And Gehazi passed on before them, and laid the staff upon the face of the child; but </text:span><text:span text:style-name="T28">there was</text:span><text:span text:style-name="T27"> neither voice, nor hearing. Wherefore he went again to meet him, and told him, saying, The child is not awaked.</text:span></text:p>
      <text:p text:style-name="P11"><text:span text:style-name="T27"/></text:p>
      <text:p text:style-name="P11"><text:span text:style-name="T27"/></text:p>
      <text:p text:style-name="P5"><text:span text:style-name="T27">Jonah 2:5 The waters compassed me about, </text:span><text:span text:style-name="T28">even</text:span><text:span text:style-name="T27"> to the soul: the depth closed me round about, the weeds were wrapped about my head.</text:span></text:p>
      <text:p text:style-name="P11"/>
      <text:p text:style-name="P6"><text:span text:style-name="T32">Mark 15:46 </text:span><text:span text:style-name="T27">And he bought fine linen, and took him down, and wrapped him in the linen, and laid him in a sepulchre which was hewn out of a rock, and rolled a stone unto the door of the sepulchre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5</meta:editing-cycles>
    <meta:creation-date>2014-03-28T17:34:00</meta:creation-date>
    <dc:date>2021-01-27T12:11:30.66</dc:date>
    <meta:editing-duration>P28DT22H22M43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5" meta:word-count="305" meta:character-count="15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